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</office:automatic-styles>
  <office:body>
    <office:spreadsheet>
      <table:calculation-settings table:automatic-find-labels="false"/>
      <table:table table:name="(3.2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MarkerSet:intersection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8392B20CF49E35718D010000000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53461" calcext:value-type="float">
            <text:p>1,553461</text:p>
          </table:table-cell>
          <table:table-cell office:value-type="float" office:value="0.003251" calcext:value-type="float">
            <text:p>0,003251</text:p>
          </table:table-cell>
          <table:table-cell office:value-type="float" office:value="0.542461" calcext:value-type="float">
            <text:p>0,5424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1.553462" calcext:value-type="float">
            <text:p>1,553462</text:p>
          </table:table-cell>
          <table:table-cell office:value-type="float" office:value="0.003242" calcext:value-type="float">
            <text:p>0,003242</text:p>
          </table:table-cell>
          <table:table-cell office:value-type="float" office:value="0.542467" calcext:value-type="float">
            <text:p>0,542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667" calcext:value-type="float">
            <text:p>0,016667</text:p>
          </table:table-cell>
          <table:table-cell office:value-type="float" office:value="1.553462" calcext:value-type="float">
            <text:p>1,553462</text:p>
          </table:table-cell>
          <table:table-cell office:value-type="float" office:value="0.003243" calcext:value-type="float">
            <text:p>0,003243</text:p>
          </table:table-cell>
          <table:table-cell office:value-type="float" office:value="0.542459" calcext:value-type="float">
            <text:p>0,542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1.553456" calcext:value-type="float">
            <text:p>1,553456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542472" calcext:value-type="float">
            <text:p>0,542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333" calcext:value-type="float">
            <text:p>0,033333</text:p>
          </table:table-cell>
          <table:table-cell office:value-type="float" office:value="1.553469" calcext:value-type="float">
            <text:p>1,553469</text:p>
          </table:table-cell>
          <table:table-cell office:value-type="float" office:value="0.00325" calcext:value-type="float">
            <text:p>0,00325</text:p>
          </table:table-cell>
          <table:table-cell office:value-type="float" office:value="0.542472" calcext:value-type="float">
            <text:p>0,542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667" calcext:value-type="float">
            <text:p>0,041667</text:p>
          </table:table-cell>
          <table:table-cell office:value-type="float" office:value="1.553466" calcext:value-type="float">
            <text:p>1,553466</text:p>
          </table:table-cell>
          <table:table-cell office:value-type="float" office:value="0.003238" calcext:value-type="float">
            <text:p>0,003238</text:p>
          </table:table-cell>
          <table:table-cell office:value-type="float" office:value="0.542478" calcext:value-type="float">
            <text:p>0,5424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1.55347" calcext:value-type="float">
            <text:p>1,55347</text:p>
          </table:table-cell>
          <table:table-cell office:value-type="float" office:value="0.003243" calcext:value-type="float">
            <text:p>0,003243</text:p>
          </table:table-cell>
          <table:table-cell office:value-type="float" office:value="0.542477" calcext:value-type="float">
            <text:p>0,542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1.553478" calcext:value-type="float">
            <text:p>1,553478</text:p>
          </table:table-cell>
          <table:table-cell office:value-type="float" office:value="0.003255" calcext:value-type="float">
            <text:p>0,003255</text:p>
          </table:table-cell>
          <table:table-cell office:value-type="float" office:value="0.542467" calcext:value-type="float">
            <text:p>0,542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1.553455" calcext:value-type="float">
            <text:p>1,553455</text:p>
          </table:table-cell>
          <table:table-cell office:value-type="float" office:value="0.003241" calcext:value-type="float">
            <text:p>0,003241</text:p>
          </table:table-cell>
          <table:table-cell office:value-type="float" office:value="0.542473" calcext:value-type="float">
            <text:p>0,542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,075</text:p>
          </table:table-cell>
          <table:table-cell office:value-type="float" office:value="1.55345" calcext:value-type="float">
            <text:p>1,55345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542465" calcext:value-type="float">
            <text:p>0,5424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333" calcext:value-type="float">
            <text:p>0,083333</text:p>
          </table:table-cell>
          <table:table-cell office:value-type="float" office:value="1.553452" calcext:value-type="float">
            <text:p>1,553452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542473" calcext:value-type="float">
            <text:p>0,542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1667" calcext:value-type="float">
            <text:p>0,091667</text:p>
          </table:table-cell>
          <table:table-cell office:value-type="float" office:value="1.553464" calcext:value-type="float">
            <text:p>1,553464</text:p>
          </table:table-cell>
          <table:table-cell office:value-type="float" office:value="0.003251" calcext:value-type="float">
            <text:p>0,003251</text:p>
          </table:table-cell>
          <table:table-cell office:value-type="float" office:value="0.542464" calcext:value-type="float">
            <text:p>0,542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1.553462" calcext:value-type="float">
            <text:p>1,553462</text:p>
          </table:table-cell>
          <table:table-cell office:value-type="float" office:value="0.003233" calcext:value-type="float">
            <text:p>0,003233</text:p>
          </table:table-cell>
          <table:table-cell office:value-type="float" office:value="0.542478" calcext:value-type="float">
            <text:p>0,5424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333" calcext:value-type="float">
            <text:p>0,108333</text:p>
          </table:table-cell>
          <table:table-cell office:value-type="float" office:value="1.553467" calcext:value-type="float">
            <text:p>1,553467</text:p>
          </table:table-cell>
          <table:table-cell office:value-type="float" office:value="0.003242" calcext:value-type="float">
            <text:p>0,003242</text:p>
          </table:table-cell>
          <table:table-cell office:value-type="float" office:value="0.542455" calcext:value-type="float">
            <text:p>0,5424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667" calcext:value-type="float">
            <text:p>0,116667</text:p>
          </table:table-cell>
          <table:table-cell office:value-type="float" office:value="1.553462" calcext:value-type="float">
            <text:p>1,553462</text:p>
          </table:table-cell>
          <table:table-cell office:value-type="float" office:value="0.003243" calcext:value-type="float">
            <text:p>0,003243</text:p>
          </table:table-cell>
          <table:table-cell office:value-type="float" office:value="0.542479" calcext:value-type="float">
            <text:p>0,5424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,125</text:p>
          </table:table-cell>
          <table:table-cell office:value-type="float" office:value="1.553469" calcext:value-type="float">
            <text:p>1,553469</text:p>
          </table:table-cell>
          <table:table-cell office:value-type="float" office:value="0.003236" calcext:value-type="float">
            <text:p>0,003236</text:p>
          </table:table-cell>
          <table:table-cell office:value-type="float" office:value="0.542484" calcext:value-type="float">
            <text:p>0,542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1.553462" calcext:value-type="float">
            <text:p>1,553462</text:p>
          </table:table-cell>
          <table:table-cell office:value-type="float" office:value="0.003234" calcext:value-type="float">
            <text:p>0,003234</text:p>
          </table:table-cell>
          <table:table-cell office:value-type="float" office:value="0.542478" calcext:value-type="float">
            <text:p>0,5424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667" calcext:value-type="float">
            <text:p>0,141667</text:p>
          </table:table-cell>
          <table:table-cell office:value-type="float" office:value="1.553457" calcext:value-type="float">
            <text:p>1,553457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542453" calcext:value-type="float">
            <text:p>0,5424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office:value-type="float" office:value="1.553454" calcext:value-type="float">
            <text:p>1,553454</text:p>
          </table:table-cell>
          <table:table-cell office:value-type="float" office:value="0.003245" calcext:value-type="float">
            <text:p>0,003245</text:p>
          </table:table-cell>
          <table:table-cell office:value-type="float" office:value="0.542476" calcext:value-type="float">
            <text:p>0,5424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8333" calcext:value-type="float">
            <text:p>0,158333</text:p>
          </table:table-cell>
          <table:table-cell office:value-type="float" office:value="1.553452" calcext:value-type="float">
            <text:p>1,553452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0.542478" calcext:value-type="float">
            <text:p>0,542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1.553451" calcext:value-type="float">
            <text:p>1,553451</text:p>
          </table:table-cell>
          <table:table-cell office:value-type="float" office:value="0.00325" calcext:value-type="float">
            <text:p>0,00325</text:p>
          </table:table-cell>
          <table:table-cell office:value-type="float" office:value="0.542474" calcext:value-type="float">
            <text:p>0,5424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5" calcext:value-type="float">
            <text:p>0,175</text:p>
          </table:table-cell>
          <table:table-cell office:value-type="float" office:value="1.553459" calcext:value-type="float">
            <text:p>1,553459</text:p>
          </table:table-cell>
          <table:table-cell office:value-type="float" office:value="0.003234" calcext:value-type="float">
            <text:p>0,003234</text:p>
          </table:table-cell>
          <table:table-cell office:value-type="float" office:value="0.542466" calcext:value-type="float">
            <text:p>0,5424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333" calcext:value-type="float">
            <text:p>0,183333</text:p>
          </table:table-cell>
          <table:table-cell office:value-type="float" office:value="1.553461" calcext:value-type="float">
            <text:p>1,553461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542473" calcext:value-type="float">
            <text:p>0,5424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1667" calcext:value-type="float">
            <text:p>0,191667</text:p>
          </table:table-cell>
          <table:table-cell office:value-type="float" office:value="1.553481" calcext:value-type="float">
            <text:p>1,553481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0.542478" calcext:value-type="float">
            <text:p>0,542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1.553455" calcext:value-type="float">
            <text:p>1,553455</text:p>
          </table:table-cell>
          <table:table-cell office:value-type="float" office:value="0.003244" calcext:value-type="float">
            <text:p>0,003244</text:p>
          </table:table-cell>
          <table:table-cell office:value-type="float" office:value="0.542481" calcext:value-type="float">
            <text:p>0,542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1.553465" calcext:value-type="float">
            <text:p>1,553465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542487" calcext:value-type="float">
            <text:p>0,5424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67" calcext:value-type="float">
            <text:p>0,216667</text:p>
          </table:table-cell>
          <table:table-cell office:value-type="float" office:value="1.553456" calcext:value-type="float">
            <text:p>1,553456</text:p>
          </table:table-cell>
          <table:table-cell office:value-type="float" office:value="0.003241" calcext:value-type="float">
            <text:p>0,003241</text:p>
          </table:table-cell>
          <table:table-cell office:value-type="float" office:value="0.542497" calcext:value-type="float">
            <text:p>0,5424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,225</text:p>
          </table:table-cell>
          <table:table-cell office:value-type="float" office:value="1.553468" calcext:value-type="float">
            <text:p>1,553468</text:p>
          </table:table-cell>
          <table:table-cell office:value-type="float" office:value="0.003238" calcext:value-type="float">
            <text:p>0,003238</text:p>
          </table:table-cell>
          <table:table-cell office:value-type="float" office:value="0.542497" calcext:value-type="float">
            <text:p>0,5424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1.553469" calcext:value-type="float">
            <text:p>1,553469</text:p>
          </table:table-cell>
          <table:table-cell office:value-type="float" office:value="0.003244" calcext:value-type="float">
            <text:p>0,003244</text:p>
          </table:table-cell>
          <table:table-cell office:value-type="float" office:value="0.542486" calcext:value-type="float">
            <text:p>0,5424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667" calcext:value-type="float">
            <text:p>0,241667</text:p>
          </table:table-cell>
          <table:table-cell office:value-type="float" office:value="1.553472" calcext:value-type="float">
            <text:p>1,553472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0.542475" calcext:value-type="float">
            <text:p>0,542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1.553453" calcext:value-type="float">
            <text:p>1,553453</text:p>
          </table:table-cell>
          <table:table-cell office:value-type="float" office:value="0.003236" calcext:value-type="float">
            <text:p>0,003236</text:p>
          </table:table-cell>
          <table:table-cell office:value-type="float" office:value="0.542476" calcext:value-type="float">
            <text:p>0,5424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8333" calcext:value-type="float">
            <text:p>0,258333</text:p>
          </table:table-cell>
          <table:table-cell office:value-type="float" office:value="1.55347" calcext:value-type="float">
            <text:p>1,55347</text:p>
          </table:table-cell>
          <table:table-cell office:value-type="float" office:value="0.003251" calcext:value-type="float">
            <text:p>0,003251</text:p>
          </table:table-cell>
          <table:table-cell office:value-type="float" office:value="0.542489" calcext:value-type="float">
            <text:p>0,5424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1.553461" calcext:value-type="float">
            <text:p>1,553461</text:p>
          </table:table-cell>
          <table:table-cell office:value-type="float" office:value="0.003243" calcext:value-type="float">
            <text:p>0,003243</text:p>
          </table:table-cell>
          <table:table-cell office:value-type="float" office:value="0.542493" calcext:value-type="float">
            <text:p>0,5424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5" calcext:value-type="float">
            <text:p>0,275</text:p>
          </table:table-cell>
          <table:table-cell office:value-type="float" office:value="1.553465" calcext:value-type="float">
            <text:p>1,553465</text:p>
          </table:table-cell>
          <table:table-cell office:value-type="float" office:value="0.003245" calcext:value-type="float">
            <text:p>0,003245</text:p>
          </table:table-cell>
          <table:table-cell office:value-type="float" office:value="0.542481" calcext:value-type="float">
            <text:p>0,5424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333" calcext:value-type="float">
            <text:p>0,283333</text:p>
          </table:table-cell>
          <table:table-cell office:value-type="float" office:value="1.553443" calcext:value-type="float">
            <text:p>1,553443</text:p>
          </table:table-cell>
          <table:table-cell office:value-type="float" office:value="0.003228" calcext:value-type="float">
            <text:p>0,003228</text:p>
          </table:table-cell>
          <table:table-cell office:value-type="float" office:value="0.542486" calcext:value-type="float">
            <text:p>0,5424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1.553459" calcext:value-type="float">
            <text:p>1,553459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54247" calcext:value-type="float">
            <text:p>0,542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1.553469" calcext:value-type="float">
            <text:p>1,553469</text:p>
          </table:table-cell>
          <table:table-cell office:value-type="float" office:value="0.003232" calcext:value-type="float">
            <text:p>0,003232</text:p>
          </table:table-cell>
          <table:table-cell office:value-type="float" office:value="0.542497" calcext:value-type="float">
            <text:p>0,5424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8333" calcext:value-type="float">
            <text:p>0,308333</text:p>
          </table:table-cell>
          <table:table-cell office:value-type="float" office:value="1.553461" calcext:value-type="float">
            <text:p>1,553461</text:p>
          </table:table-cell>
          <table:table-cell office:value-type="float" office:value="0.003242" calcext:value-type="float">
            <text:p>0,003242</text:p>
          </table:table-cell>
          <table:table-cell office:value-type="float" office:value="0.542476" calcext:value-type="float">
            <text:p>0,5424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667" calcext:value-type="float">
            <text:p>0,316667</text:p>
          </table:table-cell>
          <table:table-cell office:value-type="float" office:value="1.553448" calcext:value-type="float">
            <text:p>1,553448</text:p>
          </table:table-cell>
          <table:table-cell office:value-type="float" office:value="0.003236" calcext:value-type="float">
            <text:p>0,003236</text:p>
          </table:table-cell>
          <table:table-cell office:value-type="float" office:value="0.542478" calcext:value-type="float">
            <text:p>0,5424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5" calcext:value-type="float">
            <text:p>0,325</text:p>
          </table:table-cell>
          <table:table-cell office:value-type="float" office:value="1.553451" calcext:value-type="float">
            <text:p>1,553451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542502" calcext:value-type="float">
            <text:p>0,5425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.553464" calcext:value-type="float">
            <text:p>1,553464</text:p>
          </table:table-cell>
          <table:table-cell office:value-type="float" office:value="0.003238" calcext:value-type="float">
            <text:p>0,003238</text:p>
          </table:table-cell>
          <table:table-cell office:value-type="float" office:value="0.54248" calcext:value-type="float">
            <text:p>0,542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667" calcext:value-type="float">
            <text:p>0,341667</text:p>
          </table:table-cell>
          <table:table-cell office:value-type="float" office:value="1.553471" calcext:value-type="float">
            <text:p>1,553471</text:p>
          </table:table-cell>
          <table:table-cell office:value-type="float" office:value="0.003225" calcext:value-type="float">
            <text:p>0,003225</text:p>
          </table:table-cell>
          <table:table-cell office:value-type="float" office:value="0.542494" calcext:value-type="float">
            <text:p>0,5424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" calcext:value-type="float">
            <text:p>0,35</text:p>
          </table:table-cell>
          <table:table-cell office:value-type="float" office:value="1.553446" calcext:value-type="float">
            <text:p>1,553446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542514" calcext:value-type="float">
            <text:p>0,5425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8333" calcext:value-type="float">
            <text:p>0,358333</text:p>
          </table:table-cell>
          <table:table-cell office:value-type="float" office:value="1.553476" calcext:value-type="float">
            <text:p>1,553476</text:p>
          </table:table-cell>
          <table:table-cell office:value-type="float" office:value="0.003218" calcext:value-type="float">
            <text:p>0,003218</text:p>
          </table:table-cell>
          <table:table-cell office:value-type="float" office:value="0.542513" calcext:value-type="float">
            <text:p>0,5425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1.553455" calcext:value-type="float">
            <text:p>1,553455</text:p>
          </table:table-cell>
          <table:table-cell office:value-type="float" office:value="0.003209" calcext:value-type="float">
            <text:p>0,003209</text:p>
          </table:table-cell>
          <table:table-cell office:value-type="float" office:value="0.542512" calcext:value-type="float">
            <text:p>0,5425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,375</text:p>
          </table:table-cell>
          <table:table-cell office:value-type="float" office:value="1.553459" calcext:value-type="float">
            <text:p>1,553459</text:p>
          </table:table-cell>
          <table:table-cell office:value-type="float" office:value="0.003222" calcext:value-type="float">
            <text:p>0,003222</text:p>
          </table:table-cell>
          <table:table-cell office:value-type="float" office:value="0.542515" calcext:value-type="float">
            <text:p>0,5425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3333" calcext:value-type="float">
            <text:p>0,383333</text:p>
          </table:table-cell>
          <table:table-cell office:value-type="float" office:value="1.55347" calcext:value-type="float">
            <text:p>1,55347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542508" calcext:value-type="float">
            <text:p>0,5425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1667" calcext:value-type="float">
            <text:p>0,391667</text:p>
          </table:table-cell>
          <table:table-cell office:value-type="float" office:value="1.553462" calcext:value-type="float">
            <text:p>1,553462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542504" calcext:value-type="float">
            <text:p>0,5425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1.553473" calcext:value-type="float">
            <text:p>1,553473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0.542477" calcext:value-type="float">
            <text:p>0,5424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8333" calcext:value-type="float">
            <text:p>0,408333</text:p>
          </table:table-cell>
          <table:table-cell office:value-type="float" office:value="1.553463" calcext:value-type="float">
            <text:p>1,553463</text:p>
          </table:table-cell>
          <table:table-cell office:value-type="float" office:value="0.003232" calcext:value-type="float">
            <text:p>0,003232</text:p>
          </table:table-cell>
          <table:table-cell office:value-type="float" office:value="0.542476" calcext:value-type="float">
            <text:p>0,5424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1.553468" calcext:value-type="float">
            <text:p>1,553468</text:p>
          </table:table-cell>
          <table:table-cell office:value-type="float" office:value="0.003227" calcext:value-type="float">
            <text:p>0,003227</text:p>
          </table:table-cell>
          <table:table-cell office:value-type="float" office:value="0.542486" calcext:value-type="float">
            <text:p>0,5424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5" calcext:value-type="float">
            <text:p>0,425</text:p>
          </table:table-cell>
          <table:table-cell office:value-type="float" office:value="1.553458" calcext:value-type="float">
            <text:p>1,553458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542477" calcext:value-type="float">
            <text:p>0,5424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1.553456" calcext:value-type="float">
            <text:p>1,553456</text:p>
          </table:table-cell>
          <table:table-cell office:value-type="float" office:value="0.003249" calcext:value-type="float">
            <text:p>0,003249</text:p>
          </table:table-cell>
          <table:table-cell office:value-type="float" office:value="0.542468" calcext:value-type="float">
            <text:p>0,5424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41667" calcext:value-type="float">
            <text:p>0,441667</text:p>
          </table:table-cell>
          <table:table-cell office:value-type="float" office:value="1.55346" calcext:value-type="float">
            <text:p>1,55346</text:p>
          </table:table-cell>
          <table:table-cell office:value-type="float" office:value="0.003247" calcext:value-type="float">
            <text:p>0,003247</text:p>
          </table:table-cell>
          <table:table-cell office:value-type="float" office:value="0.542485" calcext:value-type="float">
            <text:p>0,5424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" calcext:value-type="float">
            <text:p>0,45</text:p>
          </table:table-cell>
          <table:table-cell office:value-type="float" office:value="1.553452" calcext:value-type="float">
            <text:p>1,553452</text:p>
          </table:table-cell>
          <table:table-cell office:value-type="float" office:value="0.003244" calcext:value-type="float">
            <text:p>0,003244</text:p>
          </table:table-cell>
          <table:table-cell office:value-type="float" office:value="0.542467" calcext:value-type="float">
            <text:p>0,5424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1.553471" calcext:value-type="float">
            <text:p>1,553471</text:p>
          </table:table-cell>
          <table:table-cell office:value-type="float" office:value="0.003241" calcext:value-type="float">
            <text:p>0,003241</text:p>
          </table:table-cell>
          <table:table-cell office:value-type="float" office:value="0.542481" calcext:value-type="float">
            <text:p>0,5424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1.553449" calcext:value-type="float">
            <text:p>1,553449</text:p>
          </table:table-cell>
          <table:table-cell office:value-type="float" office:value="0.003255" calcext:value-type="float">
            <text:p>0,003255</text:p>
          </table:table-cell>
          <table:table-cell office:value-type="float" office:value="0.542473" calcext:value-type="float">
            <text:p>0,5424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5" calcext:value-type="float">
            <text:p>0,475</text:p>
          </table:table-cell>
          <table:table-cell office:value-type="float" office:value="1.553443" calcext:value-type="float">
            <text:p>1,553443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542469" calcext:value-type="float">
            <text:p>0,5424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3333" calcext:value-type="float">
            <text:p>0,483333</text:p>
          </table:table-cell>
          <table:table-cell office:value-type="float" office:value="1.553463" calcext:value-type="float">
            <text:p>1,553463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542471" calcext:value-type="float">
            <text:p>0,5424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667" calcext:value-type="float">
            <text:p>0,491667</text:p>
          </table:table-cell>
          <table:table-cell office:value-type="float" office:value="1.553457" calcext:value-type="float">
            <text:p>1,553457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542468" calcext:value-type="float">
            <text:p>0,5424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1.553463" calcext:value-type="float">
            <text:p>1,553463</text:p>
          </table:table-cell>
          <table:table-cell office:value-type="float" office:value="0.003257" calcext:value-type="float">
            <text:p>0,003257</text:p>
          </table:table-cell>
          <table:table-cell office:value-type="float" office:value="0.54247" calcext:value-type="float">
            <text:p>0,542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8333" calcext:value-type="float">
            <text:p>0,508333</text:p>
          </table:table-cell>
          <table:table-cell office:value-type="float" office:value="1.55347" calcext:value-type="float">
            <text:p>1,55347</text:p>
          </table:table-cell>
          <table:table-cell office:value-type="float" office:value="0.003261" calcext:value-type="float">
            <text:p>0,003261</text:p>
          </table:table-cell>
          <table:table-cell office:value-type="float" office:value="0.542472" calcext:value-type="float">
            <text:p>0,5424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6667" calcext:value-type="float">
            <text:p>0,516667</text:p>
          </table:table-cell>
          <table:table-cell office:value-type="float" office:value="1.553465" calcext:value-type="float">
            <text:p>1,553465</text:p>
          </table:table-cell>
          <table:table-cell office:value-type="float" office:value="0.003266" calcext:value-type="float">
            <text:p>0,003266</text:p>
          </table:table-cell>
          <table:table-cell office:value-type="float" office:value="0.542468" calcext:value-type="float">
            <text:p>0,5424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5" calcext:value-type="float">
            <text:p>0,525</text:p>
          </table:table-cell>
          <table:table-cell office:value-type="float" office:value="1.553464" calcext:value-type="float">
            <text:p>1,553464</text:p>
          </table:table-cell>
          <table:table-cell office:value-type="float" office:value="0.003262" calcext:value-type="float">
            <text:p>0,003262</text:p>
          </table:table-cell>
          <table:table-cell office:value-type="float" office:value="0.542473" calcext:value-type="float">
            <text:p>0,5424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1.553472" calcext:value-type="float">
            <text:p>1,553472</text:p>
          </table:table-cell>
          <table:table-cell office:value-type="float" office:value="0.003236" calcext:value-type="float">
            <text:p>0,003236</text:p>
          </table:table-cell>
          <table:table-cell office:value-type="float" office:value="0.542475" calcext:value-type="float">
            <text:p>0,5424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1.553476" calcext:value-type="float">
            <text:p>1,553476</text:p>
          </table:table-cell>
          <table:table-cell office:value-type="float" office:value="0.003258" calcext:value-type="float">
            <text:p>0,003258</text:p>
          </table:table-cell>
          <table:table-cell office:value-type="float" office:value="0.542463" calcext:value-type="float">
            <text:p>0,5424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5" calcext:value-type="float">
            <text:p>0,55</text:p>
          </table:table-cell>
          <table:table-cell office:value-type="float" office:value="1.553477" calcext:value-type="float">
            <text:p>1,553477</text:p>
          </table:table-cell>
          <table:table-cell office:value-type="float" office:value="0.003263" calcext:value-type="float">
            <text:p>0,003263</text:p>
          </table:table-cell>
          <table:table-cell office:value-type="float" office:value="0.542463" calcext:value-type="float">
            <text:p>0,5424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58333" calcext:value-type="float">
            <text:p>0,558333</text:p>
          </table:table-cell>
          <table:table-cell office:value-type="float" office:value="1.55346" calcext:value-type="float">
            <text:p>1,55346</text:p>
          </table:table-cell>
          <table:table-cell office:value-type="float" office:value="0.003266" calcext:value-type="float">
            <text:p>0,003266</text:p>
          </table:table-cell>
          <table:table-cell office:value-type="float" office:value="0.542471" calcext:value-type="float">
            <text:p>0,5424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6667" calcext:value-type="float">
            <text:p>0,566667</text:p>
          </table:table-cell>
          <table:table-cell office:value-type="float" office:value="1.553467" calcext:value-type="float">
            <text:p>1,553467</text:p>
          </table:table-cell>
          <table:table-cell office:value-type="float" office:value="0.003237" calcext:value-type="float">
            <text:p>0,003237</text:p>
          </table:table-cell>
          <table:table-cell office:value-type="float" office:value="0.542495" calcext:value-type="float">
            <text:p>0,5424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75" calcext:value-type="float">
            <text:p>0,575</text:p>
          </table:table-cell>
          <table:table-cell office:value-type="float" office:value="1.553465" calcext:value-type="float">
            <text:p>1,553465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0.542486" calcext:value-type="float">
            <text:p>0,542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1.553473" calcext:value-type="float">
            <text:p>1,553473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542475" calcext:value-type="float">
            <text:p>0,5424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91667" calcext:value-type="float">
            <text:p>0,591667</text:p>
          </table:table-cell>
          <table:table-cell office:value-type="float" office:value="1.55346" calcext:value-type="float">
            <text:p>1,55346</text:p>
          </table:table-cell>
          <table:table-cell office:value-type="float" office:value="0.003262" calcext:value-type="float">
            <text:p>0,003262</text:p>
          </table:table-cell>
          <table:table-cell office:value-type="float" office:value="0.542491" calcext:value-type="float">
            <text:p>0,5424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1.553468" calcext:value-type="float">
            <text:p>1,553468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0.542473" calcext:value-type="float">
            <text:p>0,5424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8333" calcext:value-type="float">
            <text:p>0,608333</text:p>
          </table:table-cell>
          <table:table-cell office:value-type="float" office:value="1.553473" calcext:value-type="float">
            <text:p>1,553473</text:p>
          </table:table-cell>
          <table:table-cell office:value-type="float" office:value="0.003247" calcext:value-type="float">
            <text:p>0,003247</text:p>
          </table:table-cell>
          <table:table-cell office:value-type="float" office:value="0.542482" calcext:value-type="float">
            <text:p>0,5424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6667" calcext:value-type="float">
            <text:p>0,616667</text:p>
          </table:table-cell>
          <table:table-cell office:value-type="float" office:value="1.553465" calcext:value-type="float">
            <text:p>1,553465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0.54248" calcext:value-type="float">
            <text:p>0,542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,625</text:p>
          </table:table-cell>
          <table:table-cell office:value-type="float" office:value="1.553463" calcext:value-type="float">
            <text:p>1,553463</text:p>
          </table:table-cell>
          <table:table-cell office:value-type="float" office:value="0.003234" calcext:value-type="float">
            <text:p>0,003234</text:p>
          </table:table-cell>
          <table:table-cell office:value-type="float" office:value="0.542479" calcext:value-type="float">
            <text:p>0,5424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1.553455" calcext:value-type="float">
            <text:p>1,553455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542478" calcext:value-type="float">
            <text:p>0,5424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41667" calcext:value-type="float">
            <text:p>0,641667</text:p>
          </table:table-cell>
          <table:table-cell office:value-type="float" office:value="1.553465" calcext:value-type="float">
            <text:p>1,553465</text:p>
          </table:table-cell>
          <table:table-cell office:value-type="float" office:value="0.003237" calcext:value-type="float">
            <text:p>0,003237</text:p>
          </table:table-cell>
          <table:table-cell office:value-type="float" office:value="0.542485" calcext:value-type="float">
            <text:p>0,5424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" calcext:value-type="float">
            <text:p>0,65</text:p>
          </table:table-cell>
          <table:table-cell office:value-type="float" office:value="1.553463" calcext:value-type="float">
            <text:p>1,553463</text:p>
          </table:table-cell>
          <table:table-cell office:value-type="float" office:value="0.003224" calcext:value-type="float">
            <text:p>0,003224</text:p>
          </table:table-cell>
          <table:table-cell office:value-type="float" office:value="0.542501" calcext:value-type="float">
            <text:p>0,5425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8333" calcext:value-type="float">
            <text:p>0,658333</text:p>
          </table:table-cell>
          <table:table-cell office:value-type="float" office:value="1.553457" calcext:value-type="float">
            <text:p>1,553457</text:p>
          </table:table-cell>
          <table:table-cell office:value-type="float" office:value="0.003207" calcext:value-type="float">
            <text:p>0,003207</text:p>
          </table:table-cell>
          <table:table-cell office:value-type="float" office:value="0.542506" calcext:value-type="float">
            <text:p>0,5425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1.553458" calcext:value-type="float">
            <text:p>1,553458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542509" calcext:value-type="float">
            <text:p>0,5425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3476" calcext:value-type="float">
            <text:p>1,553476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542493" calcext:value-type="float">
            <text:p>0,5424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3333" calcext:value-type="float">
            <text:p>0,683333</text:p>
          </table:table-cell>
          <table:table-cell office:value-type="float" office:value="1.553457" calcext:value-type="float">
            <text:p>1,553457</text:p>
          </table:table-cell>
          <table:table-cell office:value-type="float" office:value="0.003221" calcext:value-type="float">
            <text:p>0,003221</text:p>
          </table:table-cell>
          <table:table-cell office:value-type="float" office:value="0.542502" calcext:value-type="float">
            <text:p>0,5425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91667" calcext:value-type="float">
            <text:p>0,691667</text:p>
          </table:table-cell>
          <table:table-cell office:value-type="float" office:value="1.553458" calcext:value-type="float">
            <text:p>1,553458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542487" calcext:value-type="float">
            <text:p>0,5424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1.553468" calcext:value-type="float">
            <text:p>1,553468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542482" calcext:value-type="float">
            <text:p>0,5424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1.553467" calcext:value-type="float">
            <text:p>1,553467</text:p>
          </table:table-cell>
          <table:table-cell office:value-type="float" office:value="0.003234" calcext:value-type="float">
            <text:p>0,003234</text:p>
          </table:table-cell>
          <table:table-cell office:value-type="float" office:value="0.5425" calcext:value-type="float">
            <text:p>0,54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16667" calcext:value-type="float">
            <text:p>0,716667</text:p>
          </table:table-cell>
          <table:table-cell office:value-type="float" office:value="1.553454" calcext:value-type="float">
            <text:p>1,553454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542479" calcext:value-type="float">
            <text:p>0,5424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25" calcext:value-type="float">
            <text:p>0,725</text:p>
          </table:table-cell>
          <table:table-cell office:value-type="float" office:value="1.553475" calcext:value-type="float">
            <text:p>1,553475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542473" calcext:value-type="float">
            <text:p>0,5424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1.553451" calcext:value-type="float">
            <text:p>1,553451</text:p>
          </table:table-cell>
          <table:table-cell office:value-type="float" office:value="0.003211" calcext:value-type="float">
            <text:p>0,003211</text:p>
          </table:table-cell>
          <table:table-cell office:value-type="float" office:value="0.542481" calcext:value-type="float">
            <text:p>0,5424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41667" calcext:value-type="float">
            <text:p>0,741667</text:p>
          </table:table-cell>
          <table:table-cell office:value-type="float" office:value="1.553456" calcext:value-type="float">
            <text:p>1,553456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542469" calcext:value-type="float">
            <text:p>0,5424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,75</text:p>
          </table:table-cell>
          <table:table-cell office:value-type="float" office:value="1.553461" calcext:value-type="float">
            <text:p>1,553461</text:p>
          </table:table-cell>
          <table:table-cell office:value-type="float" office:value="0.003237" calcext:value-type="float">
            <text:p>0,003237</text:p>
          </table:table-cell>
          <table:table-cell office:value-type="float" office:value="0.542489" calcext:value-type="float">
            <text:p>0,5424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58333" calcext:value-type="float">
            <text:p>0,758333</text:p>
          </table:table-cell>
          <table:table-cell office:value-type="float" office:value="1.553454" calcext:value-type="float">
            <text:p>1,553454</text:p>
          </table:table-cell>
          <table:table-cell office:value-type="float" office:value="0.003246" calcext:value-type="float">
            <text:p>0,003246</text:p>
          </table:table-cell>
          <table:table-cell office:value-type="float" office:value="0.542467" calcext:value-type="float">
            <text:p>0,5424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1.553468" calcext:value-type="float">
            <text:p>1,553468</text:p>
          </table:table-cell>
          <table:table-cell office:value-type="float" office:value="0.003224" calcext:value-type="float">
            <text:p>0,003224</text:p>
          </table:table-cell>
          <table:table-cell office:value-type="float" office:value="0.542497" calcext:value-type="float">
            <text:p>0,5424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75" calcext:value-type="float">
            <text:p>0,775</text:p>
          </table:table-cell>
          <table:table-cell office:value-type="float" office:value="1.553457" calcext:value-type="float">
            <text:p>1,553457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542484" calcext:value-type="float">
            <text:p>0,5424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83333" calcext:value-type="float">
            <text:p>0,783333</text:p>
          </table:table-cell>
          <table:table-cell office:value-type="float" office:value="1.553464" calcext:value-type="float">
            <text:p>1,553464</text:p>
          </table:table-cell>
          <table:table-cell office:value-type="float" office:value="0.003214" calcext:value-type="float">
            <text:p>0,003214</text:p>
          </table:table-cell>
          <table:table-cell office:value-type="float" office:value="0.542499" calcext:value-type="float">
            <text:p>0,5424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1.55345" calcext:value-type="float">
            <text:p>1,55345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542472" calcext:value-type="float">
            <text:p>0,5424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1.553452" calcext:value-type="float">
            <text:p>1,553452</text:p>
          </table:table-cell>
          <table:table-cell office:value-type="float" office:value="0.003208" calcext:value-type="float">
            <text:p>0,003208</text:p>
          </table:table-cell>
          <table:table-cell office:value-type="float" office:value="0.542472" calcext:value-type="float">
            <text:p>0,5424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08333" calcext:value-type="float">
            <text:p>0,808333</text:p>
          </table:table-cell>
          <table:table-cell office:value-type="float" office:value="1.553452" calcext:value-type="float">
            <text:p>1,553452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0.542483" calcext:value-type="float">
            <text:p>0,542483</text:p>
          </table:table-cell>
        </table:table-row>
        <table:table-row table:style-name="ro1">
          <table:table-cell table:number-columns-repeated="2"/>
          <table:table-cell table:style-name="ce1" table:formula="of:=AVERAGE([.C5:.C97])" office:value-type="float" office:value="1.55346222580645" calcext:value-type="float">
            <text:p>1,5534622258</text:p>
          </table:table-cell>
          <table:table-cell table:style-name="ce1" table:formula="of:=AVERAGE([.D5:.D97])" office:value-type="float" office:value="0.00323818279569892" calcext:value-type="float">
            <text:p>0,0032381828</text:p>
          </table:table-cell>
          <table:table-cell table:style-name="ce1" table:formula="of:=AVERAGE([.E5:.E97])" office:value-type="float" office:value="0.542480892473118" calcext:value-type="float">
            <text:p>0,5424808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0:55:29.545417972</dc:date>
    <dc:creator>Dorian Goepp</dc:creator>
    <meta:editing-duration>PT29S</meta:editing-duration>
    <meta:editing-cycles>1</meta:editing-cycles>
    <meta:document-statistic meta:table-count="1" meta:cell-count="507" meta:object-count="0"/>
    <meta:generator>LibreOffice/5.1.4.2$Linux_X86_64 LibreOffice_project/10m0$Build-2</meta:generator>
  </office:meta>
</office:document-meta>
</file>